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4" table:default-cell-style-name="Default"/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666704">
            <text:p>0.666704</text:p>
          </table:table-cell>
          <table:table-cell office:value-type="float" office:value="54.267254">
            <text:p>54.267254</text:p>
          </table:table-cell>
          <table:table-cell office:value-type="float" office:value="0.045985">
            <text:p>0.045985</text:p>
          </table:table-cell>
          <table:table-cell office:value-type="float" office:value="54.979953">
            <text:p>54.979953</text:p>
          </table:table-cell>
          <table:table-cell table:number-columns-repeated="2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33628">
            <text:p>0.33628</text:p>
          </table:table-cell>
          <table:table-cell office:value-type="float" office:value="27.075784">
            <text:p>27.075784</text:p>
          </table:table-cell>
          <table:table-cell office:value-type="float" office:value="0.045498">
            <text:p>0.045498</text:p>
          </table:table-cell>
          <table:table-cell office:value-type="float" office:value="27.457603">
            <text:p>27.457603</text:p>
          </table:table-cell>
          <table:table-cell table:number-columns-repeated="2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.22772">
            <text:p>0.22772</text:p>
          </table:table-cell>
          <table:table-cell office:value-type="float" office:value="18.148102">
            <text:p>18.148102</text:p>
          </table:table-cell>
          <table:table-cell office:value-type="float" office:value="0.045721">
            <text:p>0.045721</text:p>
          </table:table-cell>
          <table:table-cell office:value-type="float" office:value="18.421665">
            <text:p>18.421665</text:p>
          </table:table-cell>
          <table:table-cell table:number-columns-repeated="2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0.173505">
            <text:p>0.173505</text:p>
          </table:table-cell>
          <table:table-cell office:value-type="float" office:value="13.570408">
            <text:p>13.570408</text:p>
          </table:table-cell>
          <table:table-cell office:value-type="float" office:value="0.045746">
            <text:p>0.045746</text:p>
          </table:table-cell>
          <table:table-cell office:value-type="float" office:value="13.789829">
            <text:p>13.789829</text:p>
          </table:table-cell>
          <table:table-cell table:number-columns-repeated="2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0.140272">
            <text:p>0.140272</text:p>
          </table:table-cell>
          <table:table-cell office:value-type="float" office:value="10.875004">
            <text:p>10.875004</text:p>
          </table:table-cell>
          <table:table-cell office:value-type="float" office:value="0.045016">
            <text:p>0.045016</text:p>
          </table:table-cell>
          <table:table-cell office:value-type="float" office:value="11.061219">
            <text:p>11.061219</text:p>
          </table:table-cell>
          <table:table-cell table:number-columns-repeated="2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0.122115">
            <text:p>0.122115</text:p>
          </table:table-cell>
          <table:table-cell office:value-type="float" office:value="9.144176">
            <text:p>9.144176</text:p>
          </table:table-cell>
          <table:table-cell office:value-type="float" office:value="0.04649">
            <text:p>0.04649</text:p>
          </table:table-cell>
          <table:table-cell office:value-type="float" office:value="9.313183">
            <text:p>9.313183</text:p>
          </table:table-cell>
          <table:table-cell table:number-columns-repeated="2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0.104067">
            <text:p>0.104067</text:p>
          </table:table-cell>
          <table:table-cell office:value-type="float" office:value="7.876923">
            <text:p>7.876923</text:p>
          </table:table-cell>
          <table:table-cell office:value-type="float" office:value="0.04649">
            <text:p>0.04649</text:p>
          </table:table-cell>
          <table:table-cell office:value-type="float" office:value="8.029002">
            <text:p>8.029002</text:p>
          </table:table-cell>
          <table:table-cell table:number-columns-repeated="2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096887">
            <text:p>0.096887</text:p>
          </table:table-cell>
          <table:table-cell office:value-type="float" office:value="6.879652">
            <text:p>6.879652</text:p>
          </table:table-cell>
          <table:table-cell office:value-type="float" office:value="0.04575">
            <text:p>0.04575</text:p>
          </table:table-cell>
          <table:table-cell office:value-type="float" office:value="7.023167">
            <text:p>7.023167</text:p>
          </table:table-cell>
          <table:table-cell table:number-columns-repeated="2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.079547">
            <text:p>0.079547</text:p>
          </table:table-cell>
          <table:table-cell office:value-type="float" office:value="5.581816">
            <text:p>5.581816</text:p>
          </table:table-cell>
          <table:table-cell office:value-type="float" office:value="0.047921">
            <text:p>0.047921</text:p>
          </table:table-cell>
          <table:table-cell office:value-type="float" office:value="5.709573">
            <text:p>5.709573</text:p>
          </table:table-cell>
          <table:table-cell table:number-columns-repeated="2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0.0729">
            <text:p>0.0729</text:p>
          </table:table-cell>
          <table:table-cell office:value-type="float" office:value="4.634902">
            <text:p>4.634902</text:p>
          </table:table-cell>
          <table:table-cell office:value-type="float" office:value="0.047505">
            <text:p>0.047505</text:p>
          </table:table-cell>
          <table:table-cell office:value-type="float" office:value="4.755729">
            <text:p>4.755729</text:p>
          </table:table-cell>
          <table:table-cell table:number-columns-repeated="2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0.061942">
            <text:p>0.061942</text:p>
          </table:table-cell>
          <table:table-cell office:value-type="float" office:value="3.487535">
            <text:p>3.487535</text:p>
          </table:table-cell>
          <table:table-cell office:value-type="float" office:value="0.046545">
            <text:p>0.046545</text:p>
          </table:table-cell>
          <table:table-cell office:value-type="float" office:value="3.597782">
            <text:p>3.597782</text:p>
          </table:table-cell>
          <table:table-cell table:number-columns-repeated="2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.058173">
            <text:p>0.058173</text:p>
          </table:table-cell>
          <table:table-cell office:value-type="float" office:value="2.799534">
            <text:p>2.799534</text:p>
          </table:table-cell>
          <table:table-cell office:value-type="float" office:value="0.044608">
            <text:p>0.044608</text:p>
          </table:table-cell>
          <table:table-cell office:value-type="float" office:value="2.90437">
            <text:p>2.90437</text:p>
          </table:table-cell>
          <table:table-cell table:number-columns-repeated="2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0.056877">
            <text:p>0.056877</text:p>
          </table:table-cell>
          <table:table-cell office:value-type="float" office:value="2.16388">
            <text:p>2.16388</text:p>
          </table:table-cell>
          <table:table-cell office:value-type="float" office:value="0.046477">
            <text:p>0.046477</text:p>
          </table:table-cell>
          <table:table-cell office:value-type="float" office:value="2.269197">
            <text:p>2.269197</text:p>
          </table:table-cell>
          <table:table-cell table:number-columns-repeated="2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0.069046">
            <text:p>0.069046</text:p>
          </table:table-cell>
          <table:table-cell office:value-type="float" office:value="1.858496">
            <text:p>1.858496</text:p>
          </table:table-cell>
          <table:table-cell office:value-type="float" office:value="0.046813">
            <text:p>0.046813</text:p>
          </table:table-cell>
          <table:table-cell office:value-type="float" office:value="1.975175">
            <text:p>1.975175</text:p>
          </table:table-cell>
          <table:table-cell table:number-columns-repeated="28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0.064668">
            <text:p>0.064668</text:p>
          </table:table-cell>
          <table:table-cell office:value-type="float" office:value="1.49332">
            <text:p>1.49332</text:p>
          </table:table-cell>
          <table:table-cell office:value-type="float" office:value="0.045581">
            <text:p>0.045581</text:p>
          </table:table-cell>
          <table:table-cell office:value-type="float" office:value="1.605897">
            <text:p>1.605897</text:p>
          </table:table-cell>
          <table:table-cell table:number-columns-repeated="2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0.058054">
            <text:p>0.058054</text:p>
          </table:table-cell>
          <table:table-cell office:value-type="float" office:value="1.191751">
            <text:p>1.191751</text:p>
          </table:table-cell>
          <table:table-cell office:value-type="float" office:value="0.047265">
            <text:p>0.047265</text:p>
          </table:table-cell>
          <table:table-cell office:value-type="float" office:value="1.297975">
            <text:p>1.297975</text:p>
          </table:table-cell>
          <table:table-cell table:number-columns-repeated="2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0.056982">
            <text:p>0.056982</text:p>
          </table:table-cell>
          <table:table-cell office:value-type="float" office:value="1.026737">
            <text:p>1.026737</text:p>
          </table:table-cell>
          <table:table-cell office:value-type="float" office:value="0.044454">
            <text:p>0.044454</text:p>
          </table:table-cell>
          <table:table-cell office:value-type="float" office:value="1.130737">
            <text:p>1.130737</text:p>
          </table:table-cell>
          <table:table-cell table:number-columns-repeated="28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17" office:value-type="float" office:value="40">
            <text:p>40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table:number-columns-repeated="17"/>
        </table:table-row>
        <table:table-row table:style-name="ro1">
          <table:table-cell office:value-type="float" office:value="0.666704">
            <text:p>0.666704</text:p>
          </table:table-cell>
          <table:table-cell office:value-type="float" office:value="0.33628">
            <text:p>0.33628</text:p>
          </table:table-cell>
          <table:table-cell office:value-type="float" office:value="0.22772">
            <text:p>0.22772</text:p>
          </table:table-cell>
          <table:table-cell office:value-type="float" office:value="0.173505">
            <text:p>0.173505</text:p>
          </table:table-cell>
          <table:table-cell office:value-type="float" office:value="0.140272">
            <text:p>0.140272</text:p>
          </table:table-cell>
          <table:table-cell office:value-type="float" office:value="0.122115">
            <text:p>0.122115</text:p>
          </table:table-cell>
          <table:table-cell office:value-type="float" office:value="0.104067">
            <text:p>0.104067</text:p>
          </table:table-cell>
          <table:table-cell office:value-type="float" office:value="0.096887">
            <text:p>0.096887</text:p>
          </table:table-cell>
          <table:table-cell office:value-type="float" office:value="0.079547">
            <text:p>0.079547</text:p>
          </table:table-cell>
          <table:table-cell office:value-type="float" office:value="0.0729">
            <text:p>0.0729</text:p>
          </table:table-cell>
          <table:table-cell office:value-type="float" office:value="0.061942">
            <text:p>0.061942</text:p>
          </table:table-cell>
          <table:table-cell office:value-type="float" office:value="0.058173">
            <text:p>0.058173</text:p>
          </table:table-cell>
          <table:table-cell office:value-type="float" office:value="0.056877">
            <text:p>0.056877</text:p>
          </table:table-cell>
          <table:table-cell office:value-type="float" office:value="0.069046">
            <text:p>0.069046</text:p>
          </table:table-cell>
          <table:table-cell office:value-type="float" office:value="0.064668">
            <text:p>0.064668</text:p>
          </table:table-cell>
          <table:table-cell office:value-type="float" office:value="0.058054">
            <text:p>0.058054</text:p>
          </table:table-cell>
          <table:table-cell office:value-type="float" office:value="0.056982">
            <text:p>0.056982</text:p>
          </table:table-cell>
          <table:table-cell table:number-columns-repeated="17"/>
        </table:table-row>
        <table:table-row table:style-name="ro1">
          <table:table-cell office:value-type="float" office:value="54.267254">
            <text:p>54.267254</text:p>
          </table:table-cell>
          <table:table-cell office:value-type="float" office:value="27.075784">
            <text:p>27.075784</text:p>
          </table:table-cell>
          <table:table-cell office:value-type="float" office:value="18.148102">
            <text:p>18.148102</text:p>
          </table:table-cell>
          <table:table-cell office:value-type="float" office:value="13.570408">
            <text:p>13.570408</text:p>
          </table:table-cell>
          <table:table-cell office:value-type="float" office:value="10.875004">
            <text:p>10.875004</text:p>
          </table:table-cell>
          <table:table-cell office:value-type="float" office:value="9.144176">
            <text:p>9.144176</text:p>
          </table:table-cell>
          <table:table-cell office:value-type="float" office:value="7.876923">
            <text:p>7.876923</text:p>
          </table:table-cell>
          <table:table-cell office:value-type="float" office:value="6.879652">
            <text:p>6.879652</text:p>
          </table:table-cell>
          <table:table-cell office:value-type="float" office:value="5.581816">
            <text:p>5.581816</text:p>
          </table:table-cell>
          <table:table-cell office:value-type="float" office:value="4.634902">
            <text:p>4.634902</text:p>
          </table:table-cell>
          <table:table-cell office:value-type="float" office:value="3.487535">
            <text:p>3.487535</text:p>
          </table:table-cell>
          <table:table-cell office:value-type="float" office:value="2.799534">
            <text:p>2.799534</text:p>
          </table:table-cell>
          <table:table-cell office:value-type="float" office:value="2.16388">
            <text:p>2.16388</text:p>
          </table:table-cell>
          <table:table-cell office:value-type="float" office:value="1.858496">
            <text:p>1.858496</text:p>
          </table:table-cell>
          <table:table-cell office:value-type="float" office:value="1.49332">
            <text:p>1.49332</text:p>
          </table:table-cell>
          <table:table-cell office:value-type="float" office:value="1.191751">
            <text:p>1.191751</text:p>
          </table:table-cell>
          <table:table-cell office:value-type="float" office:value="1.026737">
            <text:p>1.026737</text:p>
          </table:table-cell>
          <table:table-cell table:number-columns-repeated="17"/>
        </table:table-row>
        <table:table-row table:style-name="ro1">
          <table:table-cell office:value-type="float" office:value="0.045985">
            <text:p>0.045985</text:p>
          </table:table-cell>
          <table:table-cell office:value-type="float" office:value="0.045498">
            <text:p>0.045498</text:p>
          </table:table-cell>
          <table:table-cell office:value-type="float" office:value="0.045721">
            <text:p>0.045721</text:p>
          </table:table-cell>
          <table:table-cell office:value-type="float" office:value="0.045746">
            <text:p>0.045746</text:p>
          </table:table-cell>
          <table:table-cell office:value-type="float" office:value="0.045016">
            <text:p>0.045016</text:p>
          </table:table-cell>
          <table:table-cell table:number-columns-repeated="2" office:value-type="float" office:value="0.04649">
            <text:p>0.04649</text:p>
          </table:table-cell>
          <table:table-cell office:value-type="float" office:value="0.04575">
            <text:p>0.04575</text:p>
          </table:table-cell>
          <table:table-cell office:value-type="float" office:value="0.047921">
            <text:p>0.047921</text:p>
          </table:table-cell>
          <table:table-cell office:value-type="float" office:value="0.047505">
            <text:p>0.047505</text:p>
          </table:table-cell>
          <table:table-cell office:value-type="float" office:value="0.046545">
            <text:p>0.046545</text:p>
          </table:table-cell>
          <table:table-cell office:value-type="float" office:value="0.044608">
            <text:p>0.044608</text:p>
          </table:table-cell>
          <table:table-cell office:value-type="float" office:value="0.046477">
            <text:p>0.046477</text:p>
          </table:table-cell>
          <table:table-cell office:value-type="float" office:value="0.046813">
            <text:p>0.046813</text:p>
          </table:table-cell>
          <table:table-cell office:value-type="float" office:value="0.045581">
            <text:p>0.045581</text:p>
          </table:table-cell>
          <table:table-cell office:value-type="float" office:value="0.047265">
            <text:p>0.047265</text:p>
          </table:table-cell>
          <table:table-cell office:value-type="float" office:value="0.044454">
            <text:p>0.044454</text:p>
          </table:table-cell>
          <table:table-cell table:number-columns-repeated="17"/>
        </table:table-row>
        <table:table-row table:style-name="ro1">
          <table:table-cell office:value-type="float" office:value="54.979953">
            <text:p>54.979953</text:p>
          </table:table-cell>
          <table:table-cell office:value-type="float" office:value="27.457603">
            <text:p>27.457603</text:p>
          </table:table-cell>
          <table:table-cell office:value-type="float" office:value="18.421665">
            <text:p>18.421665</text:p>
          </table:table-cell>
          <table:table-cell office:value-type="float" office:value="13.789829">
            <text:p>13.789829</text:p>
          </table:table-cell>
          <table:table-cell office:value-type="float" office:value="11.061219">
            <text:p>11.061219</text:p>
          </table:table-cell>
          <table:table-cell office:value-type="float" office:value="9.313183">
            <text:p>9.313183</text:p>
          </table:table-cell>
          <table:table-cell office:value-type="float" office:value="8.029002">
            <text:p>8.029002</text:p>
          </table:table-cell>
          <table:table-cell office:value-type="float" office:value="7.023167">
            <text:p>7.023167</text:p>
          </table:table-cell>
          <table:table-cell office:value-type="float" office:value="5.709573">
            <text:p>5.709573</text:p>
          </table:table-cell>
          <table:table-cell office:value-type="float" office:value="4.755729">
            <text:p>4.755729</text:p>
          </table:table-cell>
          <table:table-cell office:value-type="float" office:value="3.597782">
            <text:p>3.597782</text:p>
          </table:table-cell>
          <table:table-cell office:value-type="float" office:value="2.90437">
            <text:p>2.90437</text:p>
          </table:table-cell>
          <table:table-cell office:value-type="float" office:value="2.269197">
            <text:p>2.269197</text:p>
          </table:table-cell>
          <table:table-cell office:value-type="float" office:value="1.975175">
            <text:p>1.975175</text:p>
          </table:table-cell>
          <table:table-cell office:value-type="float" office:value="1.605897">
            <text:p>1.605897</text:p>
          </table:table-cell>
          <table:table-cell office:value-type="float" office:value="1.297975">
            <text:p>1.297975</text:p>
          </table:table-cell>
          <table:table-cell office:value-type="float" office:value="1.130737">
            <text:p>1.130737</text:p>
          </table:table-cell>
          <table:table-cell table:number-columns-repeated="17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sampling</text:p>
          </table:table-cell>
          <table:table-cell office:value-type="string">
            <text:p>adj</text:p>
          </table:table-cell>
          <table:table-cell office:value-type="string">
            <text:p>bfs</text:p>
          </table:table-cell>
          <table:table-cell office:value-type="string">
            <text:p>tot </text:p>
          </table:table-cell>
          <table:table-cell table:number-columns-repeated="28"/>
        </table:table-row>
        <table:table-row table:style-name="ro1">
          <table:table-cell office:value-type="string">
            <text:p><text:s/></text:p>
          </table:table-cell>
          <table:table-cell table:number-columns-repeated="3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10575">
            <text:p>0.010575</text:p>
          </table:table-cell>
          <table:table-cell office:value-type="float" office:value="0.013911">
            <text:p>0.013911</text:p>
          </table:table-cell>
          <table:table-cell office:value-type="float" office:value="0.000651">
            <text:p>0.000651</text:p>
          </table:table-cell>
          <table:table-cell office:value-type="float" office:value="0.025142">
            <text:p>0.025142</text:p>
          </table:table-cell>
          <table:table-cell table:number-columns-repeated="2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34675">
            <text:p>0.034675</text:p>
          </table:table-cell>
          <table:table-cell office:value-type="float" office:value="0.153544">
            <text:p>0.153544</text:p>
          </table:table-cell>
          <table:table-cell office:value-type="float" office:value="0.002176">
            <text:p>0.002176</text:p>
          </table:table-cell>
          <table:table-cell office:value-type="float" office:value="0.190401">
            <text:p>0.190401</text:p>
          </table:table-cell>
          <table:table-cell table:number-columns-repeated="2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082417">
            <text:p>0.082417</text:p>
          </table:table-cell>
          <table:table-cell office:value-type="float" office:value="0.85519">
            <text:p>0.85519</text:p>
          </table:table-cell>
          <table:table-cell office:value-type="float" office:value="0.005061">
            <text:p>0.005061</text:p>
          </table:table-cell>
          <table:table-cell office:value-type="float" office:value="0.942674">
            <text:p>0.942674</text:p>
          </table:table-cell>
          <table:table-cell table:number-columns-repeated="2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161021">
            <text:p>0.161021</text:p>
          </table:table-cell>
          <table:table-cell office:value-type="float" office:value="3.27004">
            <text:p>3.27004</text:p>
          </table:table-cell>
          <table:table-cell office:value-type="float" office:value="0.01001">
            <text:p>0.01001</text:p>
          </table:table-cell>
          <table:table-cell office:value-type="float" office:value="3.441077">
            <text:p>3.441077</text:p>
          </table:table-cell>
          <table:table-cell table:number-columns-repeated="2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279251">
            <text:p>0.279251</text:p>
          </table:table-cell>
          <table:table-cell office:value-type="float" office:value="9.732613">
            <text:p>9.732613</text:p>
          </table:table-cell>
          <table:table-cell office:value-type="float" office:value="0.017938">
            <text:p>0.017938</text:p>
          </table:table-cell>
          <table:table-cell office:value-type="float" office:value="10.029809">
            <text:p>10.029809</text:p>
          </table:table-cell>
          <table:table-cell table:number-columns-repeated="2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448">
            <text:p>0.448</text:p>
          </table:table-cell>
          <table:table-cell office:value-type="float" office:value="24.459491">
            <text:p>24.459491</text:p>
          </table:table-cell>
          <table:table-cell office:value-type="float" office:value="0.028328">
            <text:p>0.028328</text:p>
          </table:table-cell>
          <table:table-cell office:value-type="float" office:value="24.935827">
            <text:p>24.935827</text:p>
          </table:table-cell>
          <table:table-cell table:number-columns-repeated="2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670897">
            <text:p>0.670897</text:p>
          </table:table-cell>
          <table:table-cell office:value-type="float" office:value="54.173144">
            <text:p>54.173144</text:p>
          </table:table-cell>
          <table:table-cell office:value-type="float" office:value="0.044997">
            <text:p>0.044997</text:p>
          </table:table-cell>
          <table:table-cell office:value-type="float" office:value="54.889046">
            <text:p>54.889046</text:p>
          </table:table-cell>
          <table:table-cell table:number-columns-repeated="2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952543">
            <text:p>0.952543</text:p>
          </table:table-cell>
          <table:table-cell office:value-type="float" office:value="110.080956">
            <text:p>110.080956</text:p>
          </table:table-cell>
          <table:table-cell office:value-type="float" office:value="0.063599">
            <text:p>0.063599</text:p>
          </table:table-cell>
          <table:table-cell office:value-type="float" office:value="111.097107">
            <text:p>111.097107</text:p>
          </table:table-cell>
          <table:table-cell table:number-columns-repeated="2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.320307">
            <text:p>1.320307</text:p>
          </table:table-cell>
          <table:table-cell office:value-type="float" office:value="206.835204">
            <text:p>206.835204</text:p>
          </table:table-cell>
          <table:table-cell office:value-type="float" office:value="0.087269">
            <text:p>0.087269</text:p>
          </table:table-cell>
          <table:table-cell office:value-type="float" office:value="208.242789">
            <text:p>208.242789</text:p>
          </table:table-cell>
          <table:table-cell table:number-columns-repeated="28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.742765">
            <text:p>1.742765</text:p>
          </table:table-cell>
          <table:table-cell office:value-type="float" office:value="366.557014">
            <text:p>366.557014</text:p>
          </table:table-cell>
          <table:table-cell office:value-type="float" office:value="0.118995">
            <text:p>0.118995</text:p>
          </table:table-cell>
          <table:table-cell office:value-type="float" office:value="368.418783">
            <text:p>368.418783</text:p>
          </table:table-cell>
          <table:table-cell table:number-columns-repeated="28"/>
        </table:table-row>
        <table:table-row table:style-name="ro1">
          <table:table-cell office:value-type="string">
            <text:p><text:s/></text:p>
          </table:table-cell>
          <table:table-cell table:number-columns-repeated="3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05894">
            <text:p>0.005894</text:p>
          </table:table-cell>
          <table:table-cell office:value-type="float" office:value="0.002054">
            <text:p>0.002054</text:p>
          </table:table-cell>
          <table:table-cell office:value-type="float" office:value="0.000631">
            <text:p>0.000631</text:p>
          </table:table-cell>
          <table:table-cell office:value-type="float" office:value="0.008612">
            <text:p>0.008612</text:p>
          </table:table-cell>
          <table:table-cell table:number-columns-repeated="2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008055">
            <text:p>0.008055</text:p>
          </table:table-cell>
          <table:table-cell office:value-type="float" office:value="0.020849">
            <text:p>0.020849</text:p>
          </table:table-cell>
          <table:table-cell office:value-type="float" office:value="0.002163">
            <text:p>0.002163</text:p>
          </table:table-cell>
          <table:table-cell office:value-type="float" office:value="0.03116">
            <text:p>0.03116</text:p>
          </table:table-cell>
          <table:table-cell table:number-columns-repeated="2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.016545">
            <text:p>0.016545</text:p>
          </table:table-cell>
          <table:table-cell office:value-type="float" office:value="0.115837">
            <text:p>0.115837</text:p>
          </table:table-cell>
          <table:table-cell office:value-type="float" office:value="0.005195">
            <text:p>0.005195</text:p>
          </table:table-cell>
          <table:table-cell office:value-type="float" office:value="0.137743">
            <text:p>0.137743</text:p>
          </table:table-cell>
          <table:table-cell table:number-columns-repeated="2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0.022748">
            <text:p>0.022748</text:p>
          </table:table-cell>
          <table:table-cell office:value-type="float" office:value="0.410435">
            <text:p>0.410435</text:p>
          </table:table-cell>
          <table:table-cell office:value-type="float" office:value="0.00997">
            <text:p>0.00997</text:p>
          </table:table-cell>
          <table:table-cell office:value-type="float" office:value="0.443438">
            <text:p>0.443438</text:p>
          </table:table-cell>
          <table:table-cell table:number-columns-repeated="2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0.04352">
            <text:p>0.04352</text:p>
          </table:table-cell>
          <table:table-cell office:value-type="float" office:value="1.219338">
            <text:p>1.219338</text:p>
          </table:table-cell>
          <table:table-cell office:value-type="float" office:value="0.018319">
            <text:p>0.018319</text:p>
          </table:table-cell>
          <table:table-cell office:value-type="float" office:value="1.281424">
            <text:p>1.281424</text:p>
          </table:table-cell>
          <table:table-cell table:number-columns-repeated="2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0.066294">
            <text:p>0.066294</text:p>
          </table:table-cell>
          <table:table-cell office:value-type="float" office:value="3.085242">
            <text:p>3.085242</text:p>
          </table:table-cell>
          <table:table-cell office:value-type="float" office:value="0.029837">
            <text:p>0.029837</text:p>
          </table:table-cell>
          <table:table-cell office:value-type="float" office:value="3.181954">
            <text:p>3.181954</text:p>
          </table:table-cell>
          <table:table-cell table:number-columns-repeated="2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097265">
            <text:p>0.097265</text:p>
          </table:table-cell>
          <table:table-cell office:value-type="float" office:value="7.355196">
            <text:p>7.355196</text:p>
          </table:table-cell>
          <table:table-cell office:value-type="float" office:value="0.046719">
            <text:p>0.046719</text:p>
          </table:table-cell>
          <table:table-cell office:value-type="float" office:value="7.50003">
            <text:p>7.50003</text:p>
          </table:table-cell>
          <table:table-cell table:number-columns-repeated="2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0.133225">
            <text:p>0.133225</text:p>
          </table:table-cell>
          <table:table-cell office:value-type="float" office:value="14.492618">
            <text:p>14.492618</text:p>
          </table:table-cell>
          <table:table-cell office:value-type="float" office:value="0.061898">
            <text:p>0.061898</text:p>
          </table:table-cell>
          <table:table-cell office:value-type="float" office:value="14.691187">
            <text:p>14.691187</text:p>
          </table:table-cell>
          <table:table-cell table:number-columns-repeated="2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0.185375">
            <text:p>0.185375</text:p>
          </table:table-cell>
          <table:table-cell office:value-type="float" office:value="27.796559">
            <text:p>27.796559</text:p>
          </table:table-cell>
          <table:table-cell office:value-type="float" office:value="0.085963">
            <text:p>0.085963</text:p>
          </table:table-cell>
          <table:table-cell office:value-type="float" office:value="28.072558">
            <text:p>28.072558</text:p>
          </table:table-cell>
          <table:table-cell table:number-columns-repeated="28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0.246335">
            <text:p>0.246335</text:p>
          </table:table-cell>
          <table:table-cell office:value-type="float" office:value="49.432498">
            <text:p>49.432498</text:p>
          </table:table-cell>
          <table:table-cell office:value-type="float" office:value="0.136099">
            <text:p>0.136099</text:p>
          </table:table-cell>
          <table:table-cell office:value-type="float" office:value="49.815521">
            <text:p>49.815521</text:p>
          </table:table-cell>
          <table:table-cell table:number-columns-repeated="28"/>
        </table:table-row>
        <table:table-row table:style-name="ro1">
          <table:table-cell office:value-type="string">
            <text:p><text:s/></text:p>
          </table:table-cell>
          <table:table-cell table:number-columns-repeated="3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.012497">
            <text:p>0.012497</text:p>
          </table:table-cell>
          <table:table-cell office:value-type="float" office:value="0.001599">
            <text:p>0.001599</text:p>
          </table:table-cell>
          <table:table-cell office:value-type="float" office:value="0.000664">
            <text:p>0.000664</text:p>
          </table:table-cell>
          <table:table-cell office:value-type="float" office:value="0.014835">
            <text:p>0.014835</text:p>
          </table:table-cell>
          <table:table-cell table:number-columns-repeated="2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.008977">
            <text:p>0.008977</text:p>
          </table:table-cell>
          <table:table-cell office:value-type="float" office:value="0.011992">
            <text:p>0.011992</text:p>
          </table:table-cell>
          <table:table-cell office:value-type="float" office:value="0.002213">
            <text:p>0.002213</text:p>
          </table:table-cell>
          <table:table-cell office:value-type="float" office:value="0.023344">
            <text:p>0.023344</text:p>
          </table:table-cell>
          <table:table-cell table:number-columns-repeated="2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0.012298">
            <text:p>0.012298</text:p>
          </table:table-cell>
          <table:table-cell office:value-type="float" office:value="0.058336">
            <text:p>0.058336</text:p>
          </table:table-cell>
          <table:table-cell office:value-type="float" office:value="0.005641">
            <text:p>0.005641</text:p>
          </table:table-cell>
          <table:table-cell office:value-type="float" office:value="0.076406">
            <text:p>0.076406</text:p>
          </table:table-cell>
          <table:table-cell table:number-columns-repeated="2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0.021309">
            <text:p>0.021309</text:p>
          </table:table-cell>
          <table:table-cell office:value-type="float" office:value="0.21244">
            <text:p>0.21244</text:p>
          </table:table-cell>
          <table:table-cell office:value-type="float" office:value="0.010356">
            <text:p>0.010356</text:p>
          </table:table-cell>
          <table:table-cell office:value-type="float" office:value="0.244682">
            <text:p>0.244682</text:p>
          </table:table-cell>
          <table:table-cell table:number-columns-repeated="2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0.027734">
            <text:p>0.027734</text:p>
          </table:table-cell>
          <table:table-cell office:value-type="float" office:value="0.616534">
            <text:p>0.616534</text:p>
          </table:table-cell>
          <table:table-cell office:value-type="float" office:value="0.018334">
            <text:p>0.018334</text:p>
          </table:table-cell>
          <table:table-cell office:value-type="float" office:value="0.663206">
            <text:p>0.663206</text:p>
          </table:table-cell>
          <table:table-cell table:number-columns-repeated="2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0.042801">
            <text:p>0.042801</text:p>
          </table:table-cell>
          <table:table-cell office:value-type="float" office:value="1.549376">
            <text:p>1.549376</text:p>
          </table:table-cell>
          <table:table-cell office:value-type="float" office:value="0.029344">
            <text:p>0.029344</text:p>
          </table:table-cell>
          <table:table-cell office:value-type="float" office:value="1.622798">
            <text:p>1.622798</text:p>
          </table:table-cell>
          <table:table-cell table:number-columns-repeated="2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0.064563">
            <text:p>0.064563</text:p>
          </table:table-cell>
          <table:table-cell office:value-type="float" office:value="3.68557">
            <text:p>3.68557</text:p>
          </table:table-cell>
          <table:table-cell office:value-type="float" office:value="0.046358">
            <text:p>0.046358</text:p>
          </table:table-cell>
          <table:table-cell office:value-type="float" office:value="3.79863">
            <text:p>3.79863</text:p>
          </table:table-cell>
          <table:table-cell table:number-columns-repeated="2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0.079617">
            <text:p>0.079617</text:p>
          </table:table-cell>
          <table:table-cell office:value-type="float" office:value="7.671292">
            <text:p>7.671292</text:p>
          </table:table-cell>
          <table:table-cell office:value-type="float" office:value="0.06518">
            <text:p>0.06518</text:p>
          </table:table-cell>
          <table:table-cell office:value-type="float" office:value="7.819164">
            <text:p>7.819164</text:p>
          </table:table-cell>
          <table:table-cell table:number-columns-repeated="2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0.119901">
            <text:p>0.119901</text:p>
          </table:table-cell>
          <table:table-cell office:value-type="float" office:value="13.876635">
            <text:p>13.876635</text:p>
          </table:table-cell>
          <table:table-cell office:value-type="float" office:value="0.092847">
            <text:p>0.092847</text:p>
          </table:table-cell>
          <table:table-cell office:value-type="float" office:value="14.093173">
            <text:p>14.093173</text:p>
          </table:table-cell>
          <table:table-cell table:number-columns-repeated="28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">
            <text:p>16</text:p>
          </table:table-cell>
          <table:table-cell office:value-type="float" office:value="0.147009">
            <text:p>0.147009</text:p>
          </table:table-cell>
          <table:table-cell office:value-type="float" office:value="24.946662">
            <text:p>24.946662</text:p>
          </table:table-cell>
          <table:table-cell office:value-type="float" office:value="0.122272">
            <text:p>0.122272</text:p>
          </table:table-cell>
          <table:table-cell office:value-type="float" office:value="25.221188">
            <text:p>25.221188</text:p>
          </table:table-cell>
          <table:table-cell table:number-columns-repeated="28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office:value-type="string">
            <text:p>n</text:p>
          </table:table-cell>
          <table:table-cell office:value-type="string">
            <text:p><text:s/>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string">
            <text:p><text:s/>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string">
            <text:p><text:s/>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p</text:p>
          </table:table-cell>
          <table:table-cell/>
          <table:table-cell table:number-columns-repeated="10" office:value-type="float" office:value="1">
            <text:p>1</text:p>
          </table:table-cell>
          <table:table-cell/>
          <table:table-cell table:number-columns-repeated="10" office:value-type="float" office:value="8">
            <text:p>8</text:p>
          </table:table-cell>
          <table:table-cell/>
          <table:table-cell table:number-columns-repeated="10" office:value-type="float" office:value="16">
            <text:p>16</text:p>
          </table:table-cell>
        </table:table-row>
        <table:table-row table:style-name="ro1">
          <table:table-cell office:value-type="string">
            <text:p>sampling</text:p>
          </table:table-cell>
          <table:table-cell/>
          <table:table-cell office:value-type="float" office:value="0.010575">
            <text:p>0.010575</text:p>
          </table:table-cell>
          <table:table-cell office:value-type="float" office:value="0.034675">
            <text:p>0.034675</text:p>
          </table:table-cell>
          <table:table-cell office:value-type="float" office:value="0.082417">
            <text:p>0.082417</text:p>
          </table:table-cell>
          <table:table-cell office:value-type="float" office:value="0.161021">
            <text:p>0.161021</text:p>
          </table:table-cell>
          <table:table-cell office:value-type="float" office:value="0.279251">
            <text:p>0.279251</text:p>
          </table:table-cell>
          <table:table-cell office:value-type="float" office:value="0.448">
            <text:p>0.448</text:p>
          </table:table-cell>
          <table:table-cell office:value-type="float" office:value="0.670897">
            <text:p>0.670897</text:p>
          </table:table-cell>
          <table:table-cell office:value-type="float" office:value="0.952543">
            <text:p>0.952543</text:p>
          </table:table-cell>
          <table:table-cell office:value-type="float" office:value="1.320307">
            <text:p>1.320307</text:p>
          </table:table-cell>
          <table:table-cell office:value-type="float" office:value="1.742765">
            <text:p>1.742765</text:p>
          </table:table-cell>
          <table:table-cell/>
          <table:table-cell office:value-type="float" office:value="0.005894">
            <text:p>0.005894</text:p>
          </table:table-cell>
          <table:table-cell office:value-type="float" office:value="0.008055">
            <text:p>0.008055</text:p>
          </table:table-cell>
          <table:table-cell office:value-type="float" office:value="0.016545">
            <text:p>0.016545</text:p>
          </table:table-cell>
          <table:table-cell office:value-type="float" office:value="0.022748">
            <text:p>0.022748</text:p>
          </table:table-cell>
          <table:table-cell office:value-type="float" office:value="0.04352">
            <text:p>0.04352</text:p>
          </table:table-cell>
          <table:table-cell office:value-type="float" office:value="0.066294">
            <text:p>0.066294</text:p>
          </table:table-cell>
          <table:table-cell office:value-type="float" office:value="0.097265">
            <text:p>0.097265</text:p>
          </table:table-cell>
          <table:table-cell office:value-type="float" office:value="0.133225">
            <text:p>0.133225</text:p>
          </table:table-cell>
          <table:table-cell office:value-type="float" office:value="0.185375">
            <text:p>0.185375</text:p>
          </table:table-cell>
          <table:table-cell office:value-type="float" office:value="0.246335">
            <text:p>0.246335</text:p>
          </table:table-cell>
          <table:table-cell/>
          <table:table-cell office:value-type="float" office:value="0.012497">
            <text:p>0.012497</text:p>
          </table:table-cell>
          <table:table-cell office:value-type="float" office:value="0.008977">
            <text:p>0.008977</text:p>
          </table:table-cell>
          <table:table-cell office:value-type="float" office:value="0.012298">
            <text:p>0.012298</text:p>
          </table:table-cell>
          <table:table-cell office:value-type="float" office:value="0.021309">
            <text:p>0.021309</text:p>
          </table:table-cell>
          <table:table-cell office:value-type="float" office:value="0.027734">
            <text:p>0.027734</text:p>
          </table:table-cell>
          <table:table-cell office:value-type="float" office:value="0.042801">
            <text:p>0.042801</text:p>
          </table:table-cell>
          <table:table-cell office:value-type="float" office:value="0.064563">
            <text:p>0.064563</text:p>
          </table:table-cell>
          <table:table-cell office:value-type="float" office:value="0.079617">
            <text:p>0.079617</text:p>
          </table:table-cell>
          <table:table-cell office:value-type="float" office:value="0.119901">
            <text:p>0.119901</text:p>
          </table:table-cell>
          <table:table-cell office:value-type="float" office:value="0.147009">
            <text:p>0.147009</text:p>
          </table:table-cell>
        </table:table-row>
        <table:table-row table:style-name="ro1">
          <table:table-cell office:value-type="string">
            <text:p>adj</text:p>
          </table:table-cell>
          <table:table-cell/>
          <table:table-cell office:value-type="float" office:value="0.013911">
            <text:p>0.013911</text:p>
          </table:table-cell>
          <table:table-cell office:value-type="float" office:value="0.153544">
            <text:p>0.153544</text:p>
          </table:table-cell>
          <table:table-cell office:value-type="float" office:value="0.85519">
            <text:p>0.85519</text:p>
          </table:table-cell>
          <table:table-cell office:value-type="float" office:value="3.27004">
            <text:p>3.27004</text:p>
          </table:table-cell>
          <table:table-cell office:value-type="float" office:value="9.732613">
            <text:p>9.732613</text:p>
          </table:table-cell>
          <table:table-cell office:value-type="float" office:value="24.459491">
            <text:p>24.459491</text:p>
          </table:table-cell>
          <table:table-cell office:value-type="float" office:value="54.173144">
            <text:p>54.173144</text:p>
          </table:table-cell>
          <table:table-cell office:value-type="float" office:value="110.080956">
            <text:p>110.080956</text:p>
          </table:table-cell>
          <table:table-cell office:value-type="float" office:value="206.835204">
            <text:p>206.835204</text:p>
          </table:table-cell>
          <table:table-cell office:value-type="float" office:value="366.557014">
            <text:p>366.557014</text:p>
          </table:table-cell>
          <table:table-cell/>
          <table:table-cell office:value-type="float" office:value="0.002054">
            <text:p>0.002054</text:p>
          </table:table-cell>
          <table:table-cell office:value-type="float" office:value="0.020849">
            <text:p>0.020849</text:p>
          </table:table-cell>
          <table:table-cell office:value-type="float" office:value="0.115837">
            <text:p>0.115837</text:p>
          </table:table-cell>
          <table:table-cell office:value-type="float" office:value="0.410435">
            <text:p>0.410435</text:p>
          </table:table-cell>
          <table:table-cell office:value-type="float" office:value="1.219338">
            <text:p>1.219338</text:p>
          </table:table-cell>
          <table:table-cell office:value-type="float" office:value="3.085242">
            <text:p>3.085242</text:p>
          </table:table-cell>
          <table:table-cell office:value-type="float" office:value="7.355196">
            <text:p>7.355196</text:p>
          </table:table-cell>
          <table:table-cell office:value-type="float" office:value="14.492618">
            <text:p>14.492618</text:p>
          </table:table-cell>
          <table:table-cell office:value-type="float" office:value="27.796559">
            <text:p>27.796559</text:p>
          </table:table-cell>
          <table:table-cell office:value-type="float" office:value="49.432498">
            <text:p>49.432498</text:p>
          </table:table-cell>
          <table:table-cell/>
          <table:table-cell office:value-type="float" office:value="0.001599">
            <text:p>0.001599</text:p>
          </table:table-cell>
          <table:table-cell office:value-type="float" office:value="0.011992">
            <text:p>0.011992</text:p>
          </table:table-cell>
          <table:table-cell office:value-type="float" office:value="0.058336">
            <text:p>0.058336</text:p>
          </table:table-cell>
          <table:table-cell office:value-type="float" office:value="0.21244">
            <text:p>0.21244</text:p>
          </table:table-cell>
          <table:table-cell office:value-type="float" office:value="0.616534">
            <text:p>0.616534</text:p>
          </table:table-cell>
          <table:table-cell office:value-type="float" office:value="1.549376">
            <text:p>1.549376</text:p>
          </table:table-cell>
          <table:table-cell office:value-type="float" office:value="3.68557">
            <text:p>3.68557</text:p>
          </table:table-cell>
          <table:table-cell office:value-type="float" office:value="7.671292">
            <text:p>7.671292</text:p>
          </table:table-cell>
          <table:table-cell office:value-type="float" office:value="13.876635">
            <text:p>13.876635</text:p>
          </table:table-cell>
          <table:table-cell office:value-type="float" office:value="24.946662">
            <text:p>24.946662</text:p>
          </table:table-cell>
        </table:table-row>
        <table:table-row table:style-name="ro2">
          <table:table-cell office:value-type="string">
            <text:p>bfs</text:p>
          </table:table-cell>
          <table:table-cell/>
          <table:table-cell office:value-type="float" office:value="0.000651">
            <text:p>0.000651</text:p>
          </table:table-cell>
          <table:table-cell office:value-type="float" office:value="0.002176">
            <text:p>0.002176</text:p>
          </table:table-cell>
          <table:table-cell office:value-type="float" office:value="0.005061">
            <text:p>0.005061</text:p>
          </table:table-cell>
          <table:table-cell office:value-type="float" office:value="0.01001">
            <text:p>0.01001</text:p>
          </table:table-cell>
          <table:table-cell office:value-type="float" office:value="0.017938">
            <text:p>0.017938</text:p>
          </table:table-cell>
          <table:table-cell office:value-type="float" office:value="0.028328">
            <text:p>0.028328</text:p>
          </table:table-cell>
          <table:table-cell office:value-type="float" office:value="0.044997">
            <text:p>0.044997</text:p>
          </table:table-cell>
          <table:table-cell office:value-type="float" office:value="0.063599">
            <text:p>0.063599</text:p>
          </table:table-cell>
          <table:table-cell office:value-type="float" office:value="0.087269">
            <text:p>0.087269</text:p>
          </table:table-cell>
          <table:table-cell office:value-type="float" office:value="0.118995">
            <text:p>0.118995</text:p>
          </table:table-cell>
          <table:table-cell/>
          <table:table-cell office:value-type="float" office:value="0.000631">
            <text:p>0.000631</text:p>
          </table:table-cell>
          <table:table-cell office:value-type="float" office:value="0.002163">
            <text:p>0.002163</text:p>
          </table:table-cell>
          <table:table-cell office:value-type="float" office:value="0.005195">
            <text:p>0.005195</text:p>
          </table:table-cell>
          <table:table-cell office:value-type="float" office:value="0.00997">
            <text:p>0.00997</text:p>
          </table:table-cell>
          <table:table-cell office:value-type="float" office:value="0.018319">
            <text:p>0.018319</text:p>
          </table:table-cell>
          <table:table-cell office:value-type="float" office:value="0.029837">
            <text:p>0.029837</text:p>
          </table:table-cell>
          <table:table-cell office:value-type="float" office:value="0.046719">
            <text:p>0.046719</text:p>
          </table:table-cell>
          <table:table-cell office:value-type="float" office:value="0.061898">
            <text:p>0.061898</text:p>
          </table:table-cell>
          <table:table-cell office:value-type="float" office:value="0.085963">
            <text:p>0.085963</text:p>
          </table:table-cell>
          <table:table-cell office:value-type="float" office:value="0.136099">
            <text:p>0.136099</text:p>
          </table:table-cell>
          <table:table-cell/>
          <table:table-cell office:value-type="float" office:value="0.000664">
            <text:p>0.000664</text:p>
          </table:table-cell>
          <table:table-cell office:value-type="float" office:value="0.002213">
            <text:p>0.002213</text:p>
          </table:table-cell>
          <table:table-cell office:value-type="float" office:value="0.005641">
            <text:p>0.005641</text:p>
          </table:table-cell>
          <table:table-cell office:value-type="float" office:value="0.010356">
            <text:p>0.010356</text:p>
          </table:table-cell>
          <table:table-cell office:value-type="float" office:value="0.018334">
            <text:p>0.018334</text:p>
          </table:table-cell>
          <table:table-cell office:value-type="float" office:value="0.029344">
            <text:p>0.029344</text:p>
          </table:table-cell>
          <table:table-cell office:value-type="float" office:value="0.046358">
            <text:p>0.046358</text:p>
          </table:table-cell>
          <table:table-cell office:value-type="float" office:value="0.06518">
            <text:p>0.06518</text:p>
          </table:table-cell>
          <table:table-cell office:value-type="float" office:value="0.092847">
            <text:p>0.092847</text:p>
          </table:table-cell>
          <table:table-cell office:value-type="float" office:value="0.122272">
            <text:p>0.122272</text:p>
          </table:table-cell>
        </table:table-row>
        <table:table-row table:style-name="ro1">
          <table:table-cell office:value-type="string">
            <text:p>tot </text:p>
          </table:table-cell>
          <table:table-cell/>
          <table:table-cell office:value-type="float" office:value="0.025142">
            <text:p>0.025142</text:p>
          </table:table-cell>
          <table:table-cell office:value-type="float" office:value="0.190401">
            <text:p>0.190401</text:p>
          </table:table-cell>
          <table:table-cell office:value-type="float" office:value="0.942674">
            <text:p>0.942674</text:p>
          </table:table-cell>
          <table:table-cell office:value-type="float" office:value="3.441077">
            <text:p>3.441077</text:p>
          </table:table-cell>
          <table:table-cell office:value-type="float" office:value="10.029809">
            <text:p>10.029809</text:p>
          </table:table-cell>
          <table:table-cell office:value-type="float" office:value="24.935827">
            <text:p>24.935827</text:p>
          </table:table-cell>
          <table:table-cell office:value-type="float" office:value="54.889046">
            <text:p>54.889046</text:p>
          </table:table-cell>
          <table:table-cell office:value-type="float" office:value="111.097107">
            <text:p>111.097107</text:p>
          </table:table-cell>
          <table:table-cell office:value-type="float" office:value="208.242789">
            <text:p>208.242789</text:p>
          </table:table-cell>
          <table:table-cell office:value-type="float" office:value="368.418783">
            <text:p>368.418783</text:p>
          </table:table-cell>
          <table:table-cell/>
          <table:table-cell office:value-type="float" office:value="0.008612">
            <text:p>0.008612</text:p>
          </table:table-cell>
          <table:table-cell office:value-type="float" office:value="0.03116">
            <text:p>0.03116</text:p>
          </table:table-cell>
          <table:table-cell office:value-type="float" office:value="0.137743">
            <text:p>0.137743</text:p>
          </table:table-cell>
          <table:table-cell office:value-type="float" office:value="0.443438">
            <text:p>0.443438</text:p>
          </table:table-cell>
          <table:table-cell office:value-type="float" office:value="1.281424">
            <text:p>1.281424</text:p>
          </table:table-cell>
          <table:table-cell office:value-type="float" office:value="3.181954">
            <text:p>3.181954</text:p>
          </table:table-cell>
          <table:table-cell office:value-type="float" office:value="7.50003">
            <text:p>7.50003</text:p>
          </table:table-cell>
          <table:table-cell office:value-type="float" office:value="14.691187">
            <text:p>14.691187</text:p>
          </table:table-cell>
          <table:table-cell office:value-type="float" office:value="28.072558">
            <text:p>28.072558</text:p>
          </table:table-cell>
          <table:table-cell office:value-type="float" office:value="49.815521">
            <text:p>49.815521</text:p>
          </table:table-cell>
          <table:table-cell/>
          <table:table-cell office:value-type="float" office:value="0.014835">
            <text:p>0.014835</text:p>
          </table:table-cell>
          <table:table-cell office:value-type="float" office:value="0.023344">
            <text:p>0.023344</text:p>
          </table:table-cell>
          <table:table-cell office:value-type="float" office:value="0.076406">
            <text:p>0.076406</text:p>
          </table:table-cell>
          <table:table-cell office:value-type="float" office:value="0.244682">
            <text:p>0.244682</text:p>
          </table:table-cell>
          <table:table-cell office:value-type="float" office:value="0.663206">
            <text:p>0.663206</text:p>
          </table:table-cell>
          <table:table-cell office:value-type="float" office:value="1.622798">
            <text:p>1.622798</text:p>
          </table:table-cell>
          <table:table-cell office:value-type="float" office:value="3.79863">
            <text:p>3.79863</text:p>
          </table:table-cell>
          <table:table-cell office:value-type="float" office:value="7.819164">
            <text:p>7.819164</text:p>
          </table:table-cell>
          <table:table-cell office:value-type="float" office:value="14.093173">
            <text:p>14.093173</text:p>
          </table:table-cell>
          <table:table-cell office:value-type="float" office:value="25.221188">
            <text:p>25.22118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0">03/20/2013</text:date>, <text:time>12:0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rre Kvamme</meta:initial-creator>
    <meta:creation-date>2013-03-20T10:26:59</meta:creation-date>
    <dc:date>2013-03-20T12:09:59</dc:date>
    <dc:creator>Sverre Kvamme</dc:creator>
    <meta:editing-duration>PT1H27M50S</meta:editing-duration>
    <meta:editing-cycles>3</meta:editing-cycles>
    <meta:generator>LibreOffice/3.4$Linux LibreOffice_project/340m1$Build-502</meta:generator>
    <meta:document-statistic meta:table-count="3" meta:cell-count="582" meta:object-count="0"/>
  </office:meta>
</office:document-meta>
</file>